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1bc762" officeooo:paragraph-rsid="0012f6df"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12f6df" officeooo:paragraph-rsid="0012f6d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officeooo:rsid="001bc762" officeooo:paragraph-rsid="0012f6df"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6pt" fo:font-weight="bold" officeooo:rsid="001bc762" officeooo:paragraph-rsid="0012f6df"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text-line-through-style="none" style:text-line-through-type="none" fo:font-size="12pt" fo:font-weight="normal" officeooo:rsid="001bc762" officeooo:paragraph-rsid="0012f6d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fo:font-size="12pt" fo:font-weight="normal" officeooo:rsid="0012f6df" officeooo:paragraph-rsid="0012f6df"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20pt" fo:font-weight="bold" officeooo:rsid="0012f6df" officeooo:paragraph-rsid="0012f6df" style:font-size-asian="17.5pt" style:font-weight-asian="bold" style:font-size-complex="2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d28b6" style:font-weight-asian="normal" style:font-weight-complex="normal"/>
    </style:style>
    <style:style style:name="T3" style:family="text">
      <style:text-properties fo:font-weight="normal" officeooo:rsid="0012f6df" style:font-weight-asian="normal" style:font-weight-complex="normal"/>
    </style:style>
    <style:style style:name="T4" style:family="text">
      <style:text-properties fo:font-weight="normal" officeooo:rsid="00147ecb" style:font-weight-asian="normal" style:font-weight-complex="normal"/>
    </style:style>
    <style:style style:name="T5" style:family="text">
      <style:text-properties officeooo:rsid="0012f6df"/>
    </style:style>
    <style:style style:name="T6" style:family="text">
      <style:text-properties officeooo:rsid="001400e2"/>
    </style:style>
    <style:style style:name="T7" style:family="text">
      <style:text-properties officeooo:rsid="00147e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aboration 4 - Sortering</text:p>
      <text:p text:style-name="P4">Laborationsdata</text:p>
      <text:p text:style-name="P3">Namn: <text:span text:style-name="T1">Tommy Yasi</text:span></text:p>
      <text:p text:style-name="P3">Login-id: <text:span text:style-name="T1">toya1800</text:span></text:p>
      <text:p text:style-name="P3">Laboration: <text:span text:style-name="T5">4</text:span><text:span text:style-name="T1"> – </text:span><text:span text:style-name="T3">Sortering</text:span></text:p>
      <text:p text:style-name="P3">Datum: <text:span text:style-name="T1">2019-02-</text:span><text:span text:style-name="T3">1</text:span><text:span text:style-name="T4">9</text:span></text:p>
      <text:p text:style-name="P3">Utvecklingsmiljö: <text:span text:style-name="T1">C</text:span><text:span text:style-name="T2">l</text:span><text:span text:style-name="T1">ion, </text:span><text:span text:style-name="T3">Calc</text:span></text:p>
      <text:p text:style-name="P1"/>
      <text:p text:style-name="P4">Filer</text:p>
      <text:p text:style-name="P6">IntArray.h, IntArray.cpp</text:p>
      <text:p text:style-name="P6">Timer.h</text:p>
      <text:p text:style-name="P6">Main.cpp</text:p>
      <text:p text:style-name="P6"><text:span text:style-name="T7">Diagram_sortering</text:span>.<text:span text:style-name="T6">ods</text:span></text:p>
      <text:p text:style-name="P5"/>
      <text:p text:style-name="P4">Slutsatser</text:p>
      <text:p text:style-name="P2">Fick lära mig olika sorteringsmetoder, hur de fungerar och hur effektiva de är beroende på storlek på arrayer eller om de redan är sorterade. Fick även se hur man kan göra diagram av data för att jämföra de olika sorteringsmetoder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23:01:50.148000000</meta:creation-date>
    <dc:date>2019-02-19T15:20:40.639000000</dc:date>
    <meta:editing-duration>PT4M43S</meta:editing-duration>
    <meta:editing-cycles>3</meta:editing-cycles>
    <meta:generator>LibreOffice/6.1.1.2$Windows_X86_64 LibreOffice_project/5d19a1bfa650b796764388cd8b33a5af1f5baa1b</meta:generator>
    <meta:document-statistic meta:table-count="0" meta:image-count="0" meta:object-count="0" meta:page-count="1" meta:paragraph-count="14" meta:word-count="65" meta:character-count="453" meta:non-whitespace-character-count="400"/>
  </office:meta>
</office:document-meta>
</file>